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.031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ableCell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ableCell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text-properties fo:language="ru" fo:country="RU"/>
    </style:style>
    <style:style style:name="TableCell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" style:parent-style-name="TableContents" style:family="paragraph">
      <style:text-properties fo:language="ru" fo:country="RU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 fo:language="ru" fo:country="RU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text-properties fo:language="ru" fo:country="RU"/>
    </style:style>
    <style:style style:name="TableCell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" style:parent-style-name="TableContents" style:family="paragraph">
      <style:text-properties fo:language="ru" fo:country="RU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ableCell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ableCell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ableCell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P95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Травкин Андрей Серге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Возможность по-своему реализовать метод из суперкласса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Вложенные внутренние и вложенные статические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<text:s/></text:span><text:span text:style-name="T26">использовать модификатор<text:s/></text:span>final<text:span text:style-name="T27">?</text:span></text:p>
          </table:table-cell>
          <table:table-cell table:style-name="TableCell28">
            <text:p text:style-name="TableContents">Final<text:span text:style-name="T29"><text:s/></text:span><text:span text:style-name="T30">следует использовать для запрета наследования классов, переопределения методов и изменения значений переменных</text:span></text:p>
          </table:table-cell>
        </table:table-row>
        <table:table-row table:style-name="TableRow31">
          <table:table-cell table:style-name="TableCell32">
            <text:p text:style-name="TableContents"><text:span text:style-name="T33">Какие есть варианты использования ключевого слова<text:s/></text:span>try<text:span text:style-name="T34">?</text:span></text:p>
          </table:table-cell>
          <table:table-cell table:style-name="TableCell35">
            <text:p text:style-name="TableContents">try{}catch, try{}catch{}finally, try{}finally{}</text:p>
          </table:table-cell>
        </table:table-row>
        <table:table-row table:style-name="TableRow36">
          <table:table-cell table:style-name="TableCell37">
            <text:p text:style-name="TableContents"><text:span text:style-name="T38">Какие есть стандартные реализации интерфейса<text:s/></text:span>List<text:span text:style-name="T39"><text:s/></text:span><text:span text:style-name="T40">и в каких ситуациях их нужно использовать?</text:span></text:p>
          </table:table-cell>
          <table:table-cell table:style-name="TableCell41">
            <text:p text:style-name="TableContents">ArrayList, LinkedList</text:p>
          </table:table-cell>
        </table:table-row>
        <table:table-row table:style-name="TableRow42">
          <table:table-cell table:style-name="TableCell43">
            <text:p text:style-name="P44">В чём основная идея стримов из пакета java.util.stream?</text:p>
          </table:table-cell>
          <table:table-cell table:style-name="TableCell45">
            <text:p text:style-name="P46">Позволить работать с данными в функциональном стиле</text:p>
          </table:table-cell>
        </table:table-row>
        <table:table-row table:style-name="TableRow47">
          <table:table-cell table:style-name="TableCell48" table:number-columns-spanned="2">
            <text:p text:style-name="P49">Разное</text:p>
          </table:table-cell>
          <table:covered-table-cell/>
        </table:table-row>
        <table:table-row table:style-name="TableRow50">
          <table:table-cell table:style-name="TableCell51">
            <text:p text:style-name="P52">Каким критериям должна удовлетворять «хорошая» хэш-функция?</text:p>
          </table:table-cell>
          <table:table-cell table:style-name="TableCell53">
            <text:p text:style-name="P54">Быстрое вычисление,<text:s/>минимальное количество коллизий</text:p>
          </table:table-cell>
        </table:table-row>
        <table:table-row table:style-name="TableRow55">
          <table:table-cell table:style-name="TableCell56">
            <text:p text:style-name="TableContents"><text:span text:style-name="T57">В чём причина популярности и широкого распространения кодировки<text:s/></text:span>UTF<text:span text:style-name="T58">-8?</text:span></text:p>
          </table:table-cell>
          <table:table-cell table:style-name="TableCell59">
            <text:p text:style-name="TableContents">UTF<text:span text:style-name="T60">-8<text:s/></text:span><text:span text:style-name="T61">лучше остальных совмещается со старыми системами</text:span></text:p>
          </table:table-cell>
        </table:table-row>
        <table:table-row table:style-name="TableRow62">
          <table:table-cell table:style-name="TableCell63">
            <text:p text:style-name="TableContents"><text:span text:style-name="T64">Сравните форматы<text:s/></text:span>XML<text:span text:style-name="T65"><text:s/></text:span><text:span text:style-name="T66">и<text:s/></text:span>JSON<text:span text:style-name="T67">.<text:s/></text:span><text:span text:style-name="T68">Когда какой использовать?</text:span></text:p>
          </table:table-cell>
          <table:table-cell table:style-name="TableCell69">
            <text:p text:style-name="TableContents">JSON<text:span text:style-name="T70"><text:s/>–<text:s/></text:span><text:span text:style-name="T71">формат данных,<text:s/></text:span>XML<text:span text:style-name="T72"><text:s/></text:span><text:span text:style-name="T73">– язык разметки.<text:s/></text:span>JSON<text:span text:style-name="T74"><text:s/></text:span><text:span text:style-name="T75">ориентирован на простой обмен данными, когда как<text:s/></text:span>XML<text:span text:style-name="T76"><text:s/></text:span><text:span text:style-name="T77">более широкий спектр способностей.</text:span></text:p>
          </table:table-cell>
        </table:table-row>
        <table:table-row table:style-name="TableRow78">
          <table:table-cell table:style-name="TableCell79">
            <text:p text:style-name="TableContents"><text:span text:style-name="T80">Опишите что будет происходить «под капотом» после ввода адреса<text:s/></text:span><text:span text:style-name="T81">сайта в браузере и нажатия<text:s/></text:span>Enter<text:span text:style-name="T82">?</text:span></text:p>
          </table:table-cell>
          <table:table-cell table:style-name="TableCell83">
            <text:p text:style-name="TableContents"><text:span text:style-name="T84">Браузер проверяет есть ли в памяти<text:s/></text:span>IP<text:span text:style-name="T85">-</text:span><text:span text:style-name="T86">адрес сервера, в противном случае отправляет запрос на<text:s/></text:span>DNS<text:span text:style-name="T87">-</text:span><text:span text:style-name="T88">сервер. После получения<text:s/></text:span>IP<text:span text:style-name="T89"><text:s/></text:span><text:span text:style-name="T90">браузер устанавливает соединение (чаще всего по протоколу</text:span><text:span text:style-name="T91"><text:s/></text:span>TCP<text:span text:style-name="T92">)</text:span><text:span text:style-name="T93">, затем отправляет<text:s/></text:span>HTTP<text:span text:style-name="T94"><text:s/>запрос на получение контента сайта.</text:span>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Андрей</meta:initial-creator>
    <dc:creator>Пользователь Windows</dc:creator>
    <meta:creation-date>2017-10-20T23:40:00Z</meta:creation-date>
    <dc:date>2022-01-30T19:35:00Z</dc:date>
    <meta:template xlink:href="Normal.dotm" xlink:type="simple"/>
    <meta:editing-cycles>1</meta:editing-cycles>
    <meta:editing-duration>PT4860S</meta:editing-duration>
    <meta:document-statistic meta:page-count="1" meta:paragraph-count="3" meta:word-count="233" meta:character-count="1563" meta:row-count="11" meta:non-whitespace-character-count="1333"/>
  </office:meta>
</office:document-meta>
</file>